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9d97f" officeooo:paragraph-rsid="0019d97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9d97f" officeooo:paragraph-rsid="0019d97f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órum busca talentos em Tecnologia da Informação e oferece oportunidade de negócios</text:p>
      <text:p text:style-name="P1"/>
      <text:p text:style-name="P1"><text:s/></text:p>
      <text:p text:style-name="P15">InvestForum faz parte da programação do Fórum Internacional Software Livre que ocorre no Centro de Eventos da PUCRS, em Porto Alegre</text:p>
      <text:p text:style-name="P15"><text:s/></text:p>
      <text:p text:style-name="P15"></text:p>
      <text:p text:style-name="P15">Um espaço para descoberta de talentos e realização de negócios. Esse é o InvestForum, projeto da Associação Software Livre.Org (ASL.org) que tem como objetivo fomentar o desenvolvimento de empreendimentos e ideias criativas, através da interação entre empreendedores, investidores e parceiros. O evento faz parte da grade de atrações do FISL15 - Fórum Internacional Software Livre. O InvestForum ocorre na sala 41C, no dia 9 de maio no Centro de Eventos da PUCRS.</text:p>
      <text:p text:style-name="P15"></text:p>
      <text:p text:style-name="P15">São três etapas que cada um dos participantes deve passar. Num primeiro momento é feita a inscrição da proposta. Após as ideias são avaliadas e no momento final é feita apresentação da proposta para investidores.</text:p>
      <text:p text:style-name="P15"></text:p>
      <text:p text:style-name="P15">Os projetos apresentados poderão tratar de softwares ou hardwares e obrigatoriamente devem ser livres/open source. As inscrições serão efetuadas gratuitamente na página do FISL através do link <text:a xlink:type="simple" xlink:href="http://lliure.com.br/investforum">http://lliure.com.br/investforum</text:a>.</text:p>
      <text:p text:style-name="P15"></text:p>
      <text:p text:style-name="P15">Os projetos inscritos serão pré-avaliados por uma equipe formada por investidores, parceiros e pela equipe do GT-Negócios. As apresentações ocorrerão no dia 9 de maio das 14h às 18h durante o FISL15 sendo que cada empreendedor terá 5 minutos para apresentar seu projeto. </text:p>
      <text:p text:style-name="P3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2"/>
      <text:p text:style-name="P7"/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2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3"><text:a xlink:type="simple" xlink:href="https://www.flickr.com/photos/fisl14"><text:span text:style-name="T1">https://www.flickr.com/photos/fisl14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3</meta:editing-cycles>
    <meta:creation-date>2014-04-30T13:37:00</meta:creation-date>
    <dc:date>2014-05-07T08:26:55.517977465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1" meta:paragraph-count="24" meta:word-count="349" meta:character-count="2376" meta:non-whitespace-character-count="20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